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5899" officeooo:paragraph-rsid="00115899"/>
    </style:style>
    <style:style style:name="P2" style:family="paragraph" style:parent-style-name="Standard" style:list-style-name="L1">
      <style:text-properties officeooo:rsid="0012e2ac" officeooo:paragraph-rsid="0012e2ac"/>
    </style:style>
    <style:style style:name="P3" style:family="paragraph" style:parent-style-name="Standard" style:list-style-name="L1">
      <style:text-properties officeooo:rsid="0015bc53" officeooo:paragraph-rsid="0015bc53"/>
    </style:style>
    <style:style style:name="P4" style:family="paragraph" style:parent-style-name="Standard" style:list-style-name="L2">
      <style:text-properties officeooo:rsid="0015bc53" officeooo:paragraph-rsid="001adf5b"/>
    </style:style>
    <style:style style:name="P5" style:family="paragraph" style:parent-style-name="Standard" style:list-style-name="L1">
      <style:text-properties officeooo:rsid="001f46d8" officeooo:paragraph-rsid="001f46d8"/>
    </style:style>
    <style:style style:name="P6" style:family="paragraph" style:parent-style-name="Standard" style:list-style-name="L1">
      <style:text-properties officeooo:rsid="001cbe1f" officeooo:paragraph-rsid="001cbe1f"/>
    </style:style>
    <style:style style:name="P7" style:family="paragraph" style:parent-style-name="Standard" style:list-style-name="L1">
      <style:text-properties officeooo:rsid="001cbe1f" officeooo:paragraph-rsid="001d8fda"/>
    </style:style>
    <style:style style:name="P8" style:family="paragraph" style:parent-style-name="Standard" style:list-style-name="L1">
      <style:text-properties officeooo:rsid="001626f3" officeooo:paragraph-rsid="001626f3"/>
    </style:style>
    <style:style style:name="P9" style:family="paragraph" style:parent-style-name="Standard" style:list-style-name="L1">
      <style:text-properties officeooo:rsid="0017599a" officeooo:paragraph-rsid="0017599a"/>
    </style:style>
    <style:style style:name="P10" style:family="paragraph" style:parent-style-name="Standard" style:list-style-name="L1">
      <style:text-properties officeooo:rsid="0017599a" officeooo:paragraph-rsid="00221cc5"/>
    </style:style>
    <style:style style:name="P11" style:family="paragraph" style:parent-style-name="Standard" style:list-style-name="L1">
      <style:text-properties officeooo:rsid="00233940" officeooo:paragraph-rsid="00233940"/>
    </style:style>
    <style:style style:name="P12" style:family="paragraph" style:parent-style-name="Standard" style:list-style-name="L1">
      <style:text-properties officeooo:rsid="00175e56" officeooo:paragraph-rsid="00175e56"/>
    </style:style>
    <style:style style:name="P13" style:family="paragraph" style:parent-style-name="Standard" style:list-style-name="L1">
      <style:text-properties officeooo:rsid="00295ef0" officeooo:paragraph-rsid="00295ef0"/>
    </style:style>
    <style:style style:name="P14" style:family="paragraph" style:parent-style-name="Standard" style:list-style-name="L1">
      <style:text-properties officeooo:rsid="00177841" officeooo:paragraph-rsid="00177841"/>
    </style:style>
    <style:style style:name="T1" style:family="text">
      <style:text-properties officeooo:rsid="002058ea"/>
    </style:style>
    <style:style style:name="T2" style:family="text">
      <style:text-properties officeooo:rsid="001626f3"/>
    </style:style>
    <style:style style:name="T3" style:family="text">
      <style:text-properties officeooo:rsid="0023b32d"/>
    </style:style>
    <style:style style:name="T4" style:family="text">
      <style:text-properties officeooo:rsid="001904ff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49284706" text:style-name="L1">
        <text:list-item>
          <text:p text:style-name="P1">Introduction</text:p>
          <text:list>
            <text:list-item>
              <text:p text:style-name="P2">Problem Statement</text:p>
            </text:list-item>
            <text:list-item>
              <text:p text:style-name="P3">Solution Statement</text:p>
              <text:list>
                <text:list-item>
                  <text:p text:style-name="P3">Methodology</text:p>
                  <text:list>
                    <text:list-item>
                      <text:p text:style-name="P3">Architecture specification</text:p>
                    </text:list-item>
                    <text:list-item>
                      <text:p text:style-name="P3">Qualitative analysis of gaps in current FedRAMP monitoring processes</text:p>
                    </text:list-item>
                    <text:list-item>
                      <text:p text:style-name="P3">Quantitative analysis</text:p>
                      <text:list>
                        <text:list-item>
                          <text:p text:style-name="P3">Duration and cost for continuous monitoring operations</text:p>
                        </text:list-item>
                        <text:list-item>
                          <text:p text:style-name="P3">Duration and cost for transparency service architecture for mutual monitoring</text:p>
                          <text:list>
                            <text:list-item>
                              <text:p text:style-name="P3">Estimates for development from parallel use cases</text:p>
                              <text:list>
                                <text:list-item>
                                  <text:p text:style-name="P3">certificate transparency</text:p>
                                </text:list-item>
                                <text:list-item>
                                  <text:p text:style-name="P3">binary transparency</text:p>
                                </text:list-item>
                                <text:list-item>
                                  <text:p text:style-name="P3">supply chain transparency services</text:p>
                                </text:list-item>
                              </text:list>
                            </text:list-item>
                            <text:list-item>
                              <text:p text:style-name="P3">Estimates for operation from parallel use cas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">certificate transparency</text:p>
                                </text:list-item>
                                <text:list-item>
                                  <text:p text:style-name="P4">binary transparency</text:p>
                                </text:list-item>
                                <text:list-item>
                                  <text:p text:style-name="P4">supply chain transparency servic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049284706" text:style-name="L1">
        <text:list-item>
          <text:list>
            <text:list-item>
              <text:list>
                <text:list-item>
                  <text:p text:style-name="P3">Key components and deliverables</text:p>
                </text:list-item>
              </text:list>
            </text:list-item>
          </text:list>
        </text:list-item>
        <text:list-item>
          <text:p text:style-name="P2">Continuous Monitoring for Cloud Services</text:p>
          <text:list>
            <text:list-item>
              <text:p text:style-name="P5">NIST Risk Management Framework (SP 800-37; SP 800-53)</text:p>
            </text:list-item>
            <text:list-item>
              <text:p text:style-name="P5">Cloud Security Alliance <text:span text:style-name="T1">CAIQ/STAR</text:span></text:p>
            </text:list-item>
            <text:list-item>
              <text:p text:style-name="P5">CIS Controls Assessment Specification</text:p>
            </text:list-item>
            <text:list-item>
              <text:p text:style-name="P6">ISO 27001:2022</text:p>
            </text:list-item>
            <text:list-item>
              <text:p text:style-name="P7">SOC 2</text:p>
            </text:list-item>
          </text:list>
        </text:list-item>
        <text:list-item>
          <text:p text:style-name="P1">FedRAMP <text:span text:style-name="T2">Continuous Monitoring</text:span></text:p>
          <text:list>
            <text:list-item>
              <text:p text:style-name="P8">Background</text:p>
            </text:list-item>
            <text:list-item>
              <text:p text:style-name="P8">History</text:p>
            </text:list-item>
            <text:list-item>
              <text:p text:style-name="P8">20x Working Programs and Modernization</text:p>
            </text:list-item>
            <text:list-item>
              <text:p text:style-name="P8">Critical Requirements, Challenges, and Criticism from FedRAMP Modernization</text:p>
              <text:list>
                <text:list-item>
                  <text:p text:style-name="P8">Infrastructure CSPs support dependent CSPs and agency customer application reporting</text:p>
                </text:list-item>
                <text:list-item>
                  <text:p text:style-name="P8">Accurately deriving summarized statistics verifiably from raw data</text:p>
                </text:list-item>
                <text:list-item>
                  <text:p text:style-name="P8">Challenges and limitations of OSCAL and other existing data standards</text:p>
                </text:list-item>
                <text:list-item>
                  <text:p text:style-name="P8">Effective use of signatures, verifications, and trust indicators</text:p>
                </text:list-item>
                <text:list-item>
                  <text:p text:style-name="P8">Timely report submission and repeatable report verification</text:p>
                </text:list-item>
                <text:list-item>
                  <text:p text:style-name="P9">Challenges to current scanning techniques for compliance and vulnerability scanning</text:p>
                </text:list-item>
                <text:list-item>
                  <text:p text:style-name="P9">Inventory approaches and challenges</text:p>
                </text:list-item>
                <text:list-item>
                  <text:p text:style-name="P9">Challenges to the current Significant Change Request process and future modernization</text:p>
                </text:list-item>
                <text:list-item>
                  <text:p text:style-name="P9">Privacy-enhancing and least privilege access to cloud security data</text:p>
                </text:list-item>
                <text:list-item>
                  <text:p text:style-name="P9">Challenges due to current third-party auditors’ staff knowledge and skills</text:p>
                </text:list-item>
                <text:list-item>
                  <text:p text:style-name="P9">Centralization versus decentralization</text:p>
                </text:list-item>
                <text:list-item>
                  <text:p text:style-name="P10">Economics and incentives</text:p>
                </text:list-item>
              </text:list>
            </text:list-item>
          </text:list>
        </text:list-item>
        <text:list-item>
          <text:p text:style-name="P2">Transparency Services for Adjacent Security Domains</text:p>
        </text:list-item>
        <text:list-item>
          <text:p text:style-name="P2">Mutual Monitoring Service</text:p>
          <text:list>
            <text:list-item>
              <text:p text:style-name="P8">Use Cases</text:p>
            </text:list-item>
            <text:list-item>
              <text:p text:style-name="P8">Personas</text:p>
            </text:list-item>
            <text:list-item>
              <text:p text:style-name="P8">Components</text:p>
              <text:list>
                <text:list-item>
                  <text:p text:style-name="P11">Core Transparency Service</text:p>
                </text:list-item>
                <text:list-item>
                  <text:p text:style-name="P11">Adjacent Services</text:p>
                </text:list-item>
              </text:list>
            </text:list-item>
            <text:list-item>
              <text:p text:style-name="P8">Processes</text:p>
              <text:list>
                <text:list-item>
                  <text:p text:style-name="P11"><text:soft-page-break/>Statement Registration</text:p>
                </text:list-item>
                <text:list-item>
                  <text:p text:style-name="P11">Transparent Statement Publication</text:p>
                </text:list-item>
                <text:list-item>
                  <text:p text:style-name="P11">Registering <text:span text:style-name="T3">Statements of</text:span> Quantitative Inventory and Configuration <text:span text:style-name="T3">Measurements</text:span></text:p>
                </text:list-item>
              </text:list>
            </text:list-item>
            <text:list-item>
              <text:p text:style-name="P8">Mapping to Use Cases</text:p>
            </text:list-item>
          </text:list>
        </text:list-item>
        <text:list-item>
          <text:p text:style-name="P8">Quantitative Framework</text:p>
        </text:list-item>
        <text:list-item>
          <text:p text:style-name="P12">Evaluation</text:p>
          <text:list>
            <text:list-item>
              <text:p text:style-name="P12">Scope and gaps</text:p>
            </text:list-item>
            <text:list-item>
              <text:p text:style-name="P12">Quantitative methods</text:p>
            </text:list-item>
            <text:list-item>
              <text:p text:style-name="P12">Qualitative methods</text:p>
            </text:list-item>
          </text:list>
        </text:list-item>
        <text:list-item>
          <text:p text:style-name="P12">Limitations and future work for mutual monitoring</text:p>
          <text:list>
            <text:list-item>
              <text:p text:style-name="P13">Incomplete MVP implementation of transparency service, client, and adjacent services</text:p>
            </text:list-item>
            <text:list-item>
              <text:p text:style-name="P12">Extending the quantitative framework outside inventory and configuration management</text:p>
            </text:list-item>
            <text:list-item>
              <text:p text:style-name="P14">Complete architecture for multi-party network of transparency services with quantitative <text:span text:style-name="T4">measurement across heterogeneous services</text:span></text:p>
            </text:list-item>
            <text:list-item>
              <text:p text:style-name="P12">Encrypted data stores for high-risk and high-sensitivity cloud service data</text:p>
            </text:list-item>
            <text:list-item>
              <text:p text:style-name="P12">Custom attribute or role-based access control for high-risk and high-sensitivity cloud service data</text:p>
            </text:list-item>
            <text:list-item>
              <text:p text:style-name="P12">Concrete privacy-enhancing techniques for mandatory transparency service operations</text:p>
              <text:list>
                <text:list-item>
                  <text:p text:style-name="P12">Signed statement registration</text:p>
                </text:list-item>
                <text:list-item>
                  <text:p text:style-name="P12">Accessing Adjacent Service for Storage</text:p>
                </text:list-item>
                <text:list-item>
                  <text:p text:style-name="P12">Accessing Adjacent Service for Queries</text:p>
                </text:list-item>
              </text:list>
            </text:list-item>
          </text:list>
        </text:list-item>
        <text:list-item>
          <text:p text:style-name="P12">Conclusion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9:56:37.496317471</meta:creation-date>
    <dc:date>2025-07-06T23:07:21.398299358</dc:date>
    <meta:editing-duration>PT2H17M4S</meta:editing-duration>
    <meta:editing-cycles>16</meta:editing-cycles>
    <meta:generator>LibreOffice/25.2.4.3$Linux_X86_64 LibreOffice_project/520$Build-3</meta:generator>
    <meta:document-statistic meta:table-count="0" meta:image-count="0" meta:object-count="0" meta:page-count="2" meta:paragraph-count="69" meta:word-count="406" meta:character-count="2931" meta:non-whitespace-character-count="2663"/>
  </office:meta>
</office:document-meta>
</file>